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900000066E110D5F72890F93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014cm" svg:height="2.697cm" svg:x="1.755cm" svg:y="13.719cm">
          <draw:image xlink:href="Pictures/10000201000002A900000066E110D5F72890F93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21:48:59.796295605</meta:creation-date>
    <dc:date>2020-11-12T21:51:07.914787247</dc:date>
    <meta:editing-duration>PT48S</meta:editing-duration>
    <meta:editing-cycles>1</meta:editing-cycles>
    <meta:document-statistic meta:object-count="1"/>
    <meta:generator>LibreOffice/6.4.6.2$Linux_X86_64 LibreOffice_project/40$Build-2</meta:generator>
  </office:meta>
</office:document-meta>
</file>